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fe63" officeooo:paragraph-rsid="001efe63"/>
    </style:style>
    <style:style style:name="P2" style:family="paragraph" style:parent-style-name="Standard">
      <style:text-properties officeooo:rsid="001fda4e" officeooo:paragraph-rsid="001fda4e"/>
    </style:style>
    <style:style style:name="P3" style:family="paragraph" style:parent-style-name="Standard">
      <style:text-properties officeooo:rsid="001fda4e" officeooo:paragraph-rsid="0021d579"/>
    </style:style>
    <style:style style:name="P4" style:family="paragraph" style:parent-style-name="Standard">
      <style:text-properties officeooo:rsid="0021d579" officeooo:paragraph-rsid="0021d579"/>
    </style:style>
    <style:style style:name="P5" style:family="paragraph" style:parent-style-name="Standard">
      <style:text-properties officeooo:rsid="00228cf3" officeooo:paragraph-rsid="00228cf3"/>
    </style:style>
    <style:style style:name="P6" style:family="paragraph" style:parent-style-name="Standard">
      <style:text-properties officeooo:rsid="00228cf3" officeooo:paragraph-rsid="00245463"/>
    </style:style>
    <style:style style:name="P7" style:family="paragraph" style:parent-style-name="Standard">
      <style:text-properties officeooo:rsid="00245463" officeooo:paragraph-rsid="00245463"/>
    </style:style>
    <style:style style:name="P8" style:family="paragraph" style:parent-style-name="Standard">
      <style:text-properties officeooo:rsid="00247efe" officeooo:paragraph-rsid="00247efe"/>
    </style:style>
    <style:style style:name="P9" style:family="paragraph" style:parent-style-name="Standard">
      <style:text-properties officeooo:rsid="0026616b" officeooo:paragraph-rsid="0026616b"/>
    </style:style>
    <style:style style:name="P10" style:family="paragraph" style:parent-style-name="Standard">
      <style:text-properties officeooo:rsid="0028608f" officeooo:paragraph-rsid="0028608f"/>
    </style:style>
    <style:style style:name="T1" style:family="text">
      <style:text-properties officeooo:rsid="001efe63"/>
    </style:style>
    <style:style style:name="T2" style:family="text">
      <style:text-properties officeooo:rsid="00245463"/>
    </style:style>
    <style:style style:name="T3" style:family="text">
      <style:text-properties officeooo:rsid="00247e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 los siguientes capitulos realizaremos una simulacion funcional de la vida.</text:p>
      <text:p text:style-name="P1">es decir, simularemos su funcion. lo que hace.</text:p>
      <text:p text:style-name="P1">sin entrar en detalles de implementacion tales como la complejidad de sus tejidos organicos o su estructura molecular.</text:p>
      <text:p text:style-name="P1">sera una simplificacion logica, que nos permitira ver su comportamiento.</text:p>
      <text:p text:style-name="Standard">para esto utilizaremos los elementos componentes que podemos observar<text:span text:style-name="T1"> a simple vista</text:span>.</text:p>
      <text:p text:style-name="Standard">basicamente, la vida esta formada por individuos que se reproducen.</text:p>
      <text:p text:style-name="Standard">y eso es lo que haremos en la simulacion.</text:p>
      <text:p text:style-name="P1">crearemos un individuo de una nueva especie, con capacidad para reproducirse.</text:p>
      <text:p text:style-name="P1"/>
      <text:p text:style-name="Standard">esto nos permitira observar lo que sucede, como se comporta el sistema<text:span text:style-name="T1">, y cual es el resultado que podemos esperar</text:span> cuando lo ponemos en marcha.</text:p>
      <text:p text:style-name="Standard">de esta observacion podremos extraer<text:span text:style-name="T1"> informacion para construir</text:span> un modelo conceptual.</text:p>
      <text:p text:style-name="Standard"/>
      <text:p text:style-name="Standard">Adelantare ahora las caracteristicas mas destacadas de este nuevo modelo.</text:p>
      <text:p text:style-name="Standard"/>
      <text:p text:style-name="P3">En lineas generales, es posible, al contrario de lo que hemos pensado tradicionalmente, que la vida tenga las siguientes caracteristicas:</text:p>
      <text:p text:style-name="P2"/>
      <text:p text:style-name="P2">(y digo que 'es posible', no lo afirmo, porque espero que cada uno saque sus propias conclusiones despues de ver la simulacion que realizaremos)</text:p>
      <text:p text:style-name="Standard"/>
      <text:p text:style-name="P4">---------------------------------</text:p>
      <text:p text:style-name="P4"/>
      <text:p text:style-name="P9">- Una criatura viviente?</text:p>
      <text:p text:style-name="P5">la vida podria no ser solo un fenomeno natural, una caracteristica de ciertos organismos, sino algo mas. </text:p>
      <text:p text:style-name="P5">una criatura viviente, un ser en si mismo.</text:p>
      <text:p text:style-name="P5">En donde todos los individuos de todas las especies son las celulas que la forman.</text:p>
      <text:p text:style-name="P6">es dificil de ver porque su forma y estructura es tan extrana a nuestros ojos que resulta incomprensible y por eso pasa desapercibida<text:span text:style-name="T2">.</text:span></text:p>
      <text:p text:style-name="P6"><text:span text:style-name="T2">Suele suceder que, </text:span><text:span text:style-name="T3">lo que no conocemos</text:span>, <text:span text:style-name="T3">es</text:span> invisible.</text:p>
      <text:p text:style-name="P5">Y desde nuestra perspectiva, estando dentro de ella, solo podemos ver las celulas que forman el tejido.</text:p>
      <text:p text:style-name="P8">No podemos verla desde el exterior y tampoco podemos verla en accion, porque nuestras vidas transcurren en un instante de la suya.</text:p>
      <text:p text:style-name="P5"/>
      <text:p text:style-name="P7">----------------------------------</text:p>
      <text:p text:style-name="P7"/>
      <text:p text:style-name="P9">- Su aparicion es inevitable?</text:p>
      <text:p text:style-name="P9"/>
      <text:p text:style-name="P9"/>
      <text:p text:style-name="P9">---------------------------------</text:p>
      <text:p text:style-name="P9"/>
      <text:p text:style-name="P10">- No solo en la tierra?</text:p>
      <text:p text:style-name="P10"/>
      <text:p text:style-name="P10"/>
      <text:p text:style-name="P10">---------------------------------------</text:p>
      <text:p text:style-name="P9"/>
      <text:p text:style-name="P9">- Parte inseparable del universo?</text:p>
      <text:p text:style-name="P9"/>
      <text:p text:style-name="P9"><text:soft-page-break/></text:p>
      <text:p text:style-name="P9">--------------------------------</text:p>
      <text:p text:style-name="P9"/>
      <text:p text:style-name="P10">- Inmortal?</text:p>
      <text:p text:style-name="P10"/>
      <text:p text:style-name="P10"/>
      <text:p text:style-name="P10"/>
      <text:p text:style-name="P10">-----------------------------------</text:p>
      <text:p text:style-name="P9"/>
      <text:p text:style-name="P9">- Una criatura inteligente?</text:p>
      <text:p text:style-name="P9"/>
      <text:p text:style-name="P9"/>
      <text:p text:style-name="P10">--------------------------------</text:p>
      <text:p text:style-name="P7"/>
      <text:p text:style-name="P7"/>
      <text:p text:style-name="P5"/>
      <text:p text:style-name="P5">Ademas estando dentro de ella, desde nuestra perspectiva</text:p>
      <text:p text:style-name="Standard">En lineas generales, </text:p>
      <text:p text:style-name="Standard">podemos ver a la vida como a una criatura viviente, un ser formado por todos los individuos de todas las especies a lo largo del tiempo.</text:p>
      <text:p text:style-name="Standard">la idea puede parecer extrana al principio, es dificil entender la forma que este organismo viviente puede tener.</text:p>
      <text:p text:style-name="Standard">la forma mas aproximada podria ser la forma de un arbol, con ramas extendiendose en todas direcciones.</text:p>
      <text:p text:style-name="Standard">pero en realidad podria ser mas parecida a un numero infinito de arboles formando un conjunto.</text:p>
      <text:p text:style-name="Standard">es dificil imaginarlo, y el tamano seria gigantesco.</text:p>
      <text:p text:style-name="Standard">sin embargo, las criaturas vivientes pueden tener las formas mas variadas y extranas.</text:p>
      <text:p text:style-name="Standard"/>
      <text:p text:style-name="Standard">esta criatura no habita un unico planeta, sino el universo entero, alli adonde las condiciones lo permitan.</text:p>
      <text:p text:style-name="Standard">y por este mismo motivo podemos decir que en un universo como este, su aparicion es inevitable.</text:p>
      <text:p text:style-name="Standard">y al contrario de ser un fenomeno fragil y delicado, es inmortal.</text:p>
      <text:p text:style-name="Standard"/>
      <text:p text:style-name="Standard">todas estas caracteristicas muestran a una criatura realmente extraordinaria, muy diferente de lo que somos nosotros.</text:p>
      <text:p text:style-name="Standard">sin embargo, la mas sorprendente de sus caracteristicas es que se trata de una criatura inteligente.</text:p>
      <text:p text:style-name="Standard">con una inteligencia fuera de lo comun.</text:p>
      <text:p text:style-name="Standard">porque su inteligencia es la mas maxima de todas las inteligencias posib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11T20:07:45.326000000</meta:creation-date>
    <dc:date>2025-08-12T09:58:38.838000000</dc:date>
    <meta:editing-duration>PT33M56S</meta:editing-duration>
    <meta:editing-cycles>5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48" meta:word-count="529" meta:character-count="3457" meta:non-whitespace-character-count="2974"/>
  </office:meta>
</office:document-meta>
</file>